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1665in" fo:orphans="2" fo:widows="2"/>
    </style:style>
    <style:style style:name="P2" style:family="paragraph" style:parent-style-name="Footer">
      <style:paragraph-properties style:line-height-at-least="0.1665in" fo:orphans="2" fo:widows="2"/>
    </style:style>
    <style:style style:name="P3" style:family="paragraph" style:parent-style-name="Standard">
      <style:paragraph-properties fo:margin-top="0in" fo:margin-bottom="0.1807in" fo:orphans="2" fo:widows="2"/>
    </style:style>
    <style:style style:name="P4" style:family="paragraph" style:parent-style-name="reference">
      <style:paragraph-properties fo:margin-top="0in" fo:margin-bottom="0.0972in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in" fo:margin-bottom="0.0417in" style:line-height-at-least="0.111in" fo:orphans="2" fo:widows="2"/>
      <style:text-properties fo:font-size="7pt" style:font-size-asian="7pt" style:font-size-complex="7pt"/>
    </style:style>
    <style:style style:name="P7" style:family="paragraph" style:parent-style-name="Heading1_20_Without_20_Numbering" style:list-style-name="Appendix_20_Numbering"/>
    <style:style style:name="P8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6.4996in" svg:height="0.135in" svg:x="-1.8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2.7913in" svg:height="0.135in" svg:x="-1.8752in" svg:y="0in">
        <draw:image xlink:href="Pictures/2000000700000FB5000000C94FDA4EAC.wmf" xlink:type="simple" xlink:show="embed" xlink:actuate="onLoad">
          <text:p/>
        </draw:image>
      </draw:frame>
      <text:list xml:id="list68196252431831625" text:style-name="Appendix_20_Numbering">
        <text:list-item>
          <text:p text:style-name="P7"><text:bookmark-start text:name="Rxes32901T"/>References</text:p>
        </text:list-item>
      </text:list>
      <text:p text:style-name="P4"><text:bookmark text:name="Rxes26771S"/>[1]<text:tab/><text:bookmark text:name="Rxes26771"/>Enterprise JavaBeans (EJB) specification: <text:span text:style-name="T1">363</text:span></text:p>
      <text:p text:style-name="P6"><text:tab/>http://java.sun.com/products/ejb/docs.html</text:p>
      <text:p text:style-name="P4"><text:bookmark text:name="Rxes28808S"/>[2]<text:tab/><text:bookmark text:name="Rxes28808"/>Java Transaction API (JTA) specification - version 1.0<text:span text:style-name="T1">363</text:span></text:p>
      <text:p text:style-name="P6"><text:tab/>http://java.sun.com/products/jta/</text:p>
      <text:p text:style-name="P4"><text:bookmark-start text:name="Rxes22967S"/><text:bookmark-start text:name="Rxes32901S"/>[<text:bookmark-start text:name="Rxes32901N"/><text:bookmark text:name="Rxes22967N"/>3<text:bookmark-end text:name="Rxes22967S"/><text:bookmark-end text:name="Rxes32901S"/><text:bookmark-end text:name="Rxes32901N"/>]<text:tab/><text:bookmark text:name="Rxes32901"/><text:bookmark text:name="Rxes22967"/><text:bookmark text:name="Rxes22967T"/>Java 2 Platform Enterprise Edition (J2EE), Platform specification: <text:bookmark-end text:name="Rxes32901T"/><text:span text:style-name="T1">363</text:span></text:p>
      <text:p text:style-name="P6"><text:tab/>http://java.sun.com/j2ee/docs.html</text:p>
      <text:p text:style-name="P4"><text:bookmark text:name="Rxes98407S"/>[4]<text:tab/><text:bookmark text:name="Rxes98407"/>Java 2 Platform Enterprise Edition (J2EE), Connector Architecture:<text:span text:style-name="T1">363</text:span></text:p>
      <text:p text:style-name="P6"><text:tab/>http://java.sun.com/j2ee/apidocs/</text:p>
      <text:p text:style-name="P6"><text:tab/>http://java.sun.com/j2ee/download.html#connectorspec</text:p>
      <text:p text:style-name="P5"><text:tab/></text:p>
      <text:p text:style-name="P3"><draw:frame draw:style-name="fr1" draw:name="Frame1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in" fo:margin-bottom="0in" style:line-height-at-least="0.1945in" fo:orphans="0" fo:widows="0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AckTitle" style:family="paragraph" style:default-outline-level="">
      <style:paragraph-properties fo:margin-top="0.361in" fo:margin-bottom="0.1807in" style:line-height-at-least="0.361in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1.2311in" fo:margin-right="0.25in" fo:margin-top="0.0417in" fo:margin-bottom="0.0972in" style:line-height-at-least="0.1665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1.2311in" fo:margin-right="0.25in" fo:margin-top="0in" fo:margin-bottom="0.0693in" style:line-height-at-least="0.1736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line-height-at-least="0.1665in" fo:orphans="2" fo:widows="2"/>
    </style:style>
    <style:style style:name="MP2" style:family="paragraph" style:parent-style-name="Footer">
      <style:paragraph-properties style:line-height-at-least="0.1665in" fo:orphans="2" fo:widows="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925in" fo:margin-left="1in" fo:margin-right="1in" style:writing-mode="lr-tb" style:layout-grid-color="#c0c0c0" style:layout-grid-lines="2516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075in" fo:margin-left="0in" fo:margin-right="0in" fo:margin-top="0.368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2-06-24T13:57:26.48</meta:creation-date>
    <meta:editing-duration>PT21M6S</meta:editing-duration>
    <meta:generator>OpenOffice.org/3.4$Win32 OpenOffice.org_project/340m1$Build-9590</meta:generator>
    <dc:title>JDO_Chapter</dc:title>
    <dc:date>2012-07-09T20:31:44.12</dc:date>
    <meta:document-statistic meta:table-count="0" meta:image-count="0" meta:object-count="0" meta:page-count="1" meta:paragraph-count="11" meta:word-count="39" meta:character-count="4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